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000000" fo:letter-spacing="normal" fo:font-style="normal" fo:font-weight="normal" officeooo:paragraph-rsid="001bf862"/>
    </style:style>
    <style:style style:name="P2" style:family="paragraph" style:parent-style-name="Standard">
      <style:paragraph-properties fo:orphans="2" fo:widows="2"/>
      <style:text-properties officeooo:paragraph-rsid="001bf862"/>
    </style:style>
    <style:style style:name="P3" style:family="paragraph" style:parent-style-name="Standard">
      <style:paragraph-properties fo:orphans="2" fo:widows="2"/>
      <style:text-properties officeooo:paragraph-rsid="001d1cf0"/>
    </style:style>
    <style:style style:name="P4" style:family="paragraph" style:parent-style-name="Standard">
      <style:paragraph-properties fo:orphans="2" fo:widows="2"/>
      <style:text-properties officeooo:rsid="00197738" officeooo:paragraph-rsid="001d1cf0"/>
    </style:style>
    <style:style style:name="P5" style:family="paragraph" style:parent-style-name="Preformatted_20_Text">
      <style:paragraph-properties fo:orphans="2" fo:widows="2"/>
      <style:text-properties fo:font-variant="normal" fo:text-transform="none" fo:color="#000000" fo:letter-spacing="normal" fo:font-style="normal" fo:font-weight="normal" officeooo:paragraph-rsid="001a4be6"/>
    </style:style>
    <style:style style:name="P6" style:family="paragraph" style:parent-style-name="Preformatted_20_Text">
      <style:paragraph-properties fo:orphans="2" fo:widows="2"/>
      <style:text-properties officeooo:paragraph-rsid="001860d5"/>
    </style:style>
    <style:style style:name="T1" style:family="text">
      <style:text-properties style:font-style-asian="normal" style:font-weight-asian="normal"/>
    </style:style>
    <style:style style:name="T2" style:family="text">
      <style:text-properties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11e8bd"/>
    </style:style>
    <style:style style:name="T5" style:family="text">
      <style:text-properties fo:font-variant="normal" fo:text-transform="none" fo:color="#000000" fo:letter-spacing="normal" fo:font-style="normal" fo:font-weight="normal" officeooo:rsid="00142dac"/>
    </style:style>
    <style:style style:name="T6" style:family="text">
      <style:text-properties fo:font-variant="normal" fo:text-transform="none" fo:color="#000000" fo:letter-spacing="normal" fo:font-style="normal" fo:font-weight="normal" officeooo:rsid="0001daa1"/>
    </style:style>
    <style:style style:name="T7" style:family="text">
      <style:text-properties fo:font-variant="normal" fo:text-transform="none" fo:color="#000000" fo:letter-spacing="normal" fo:font-style="normal" fo:font-weight="normal" officeooo:rsid="001688fc"/>
    </style:style>
    <style:style style:name="T8" style:family="text">
      <style:text-properties fo:font-variant="normal" fo:text-transform="none" fo:color="#000000" fo:letter-spacing="normal" fo:font-style="normal" fo:font-weight="normal" officeooo:rsid="001d646e"/>
    </style:style>
    <style:style style:name="T9" style:family="text">
      <style:text-properties fo:font-variant="normal" fo:text-transform="none" fo:color="#000000" fo:letter-spacing="normal" fo:font-style="normal" fo:font-weight="normal" officeooo:rsid="001807b7"/>
    </style:style>
    <style:style style:name="T10" style:family="text">
      <style:text-properties fo:font-variant="normal" fo:text-transform="none" fo:color="#000000" fo:letter-spacing="normal" fo:font-style="normal" fo:font-weight="normal" officeooo:rsid="00198898"/>
    </style:style>
    <style:style style:name="T11" style:family="text">
      <style:text-properties fo:font-variant="normal" fo:text-transform="none" fo:color="#000000" fo:letter-spacing="normal" fo:font-style="normal" fo:font-weight="normal" officeooo:rsid="001d1cf0"/>
    </style:style>
    <style:style style:name="T12" style:family="text">
      <style:text-properties officeooo:rsid="000bfd33"/>
    </style:style>
    <style:style style:name="T13" style:family="text">
      <style:text-properties officeooo:rsid="0012ba62"/>
    </style:style>
    <style:style style:name="T14" style:family="text">
      <style:text-properties officeooo:rsid="0001daa1"/>
    </style:style>
    <style:style style:name="T15" style:family="text">
      <style:text-properties officeooo:rsid="00142dac"/>
    </style:style>
    <style:style style:name="T16" style:family="text">
      <style:text-properties officeooo:rsid="001d646e"/>
    </style:style>
    <style:style style:name="T17" style:family="text">
      <style:text-properties officeooo:rsid="00154cb7"/>
    </style:style>
    <style:style style:name="T18" style:family="text">
      <style:text-properties style:text-underline-style="solid" style:text-underline-width="auto" style:text-underline-color="font-color" officeooo:rsid="00154cb7"/>
    </style:style>
    <style:style style:name="T19" style:family="text">
      <style:text-properties style:text-underline-style="none" officeooo:rsid="00154cb7"/>
    </style:style>
    <style:style style:name="T20" style:family="text">
      <style:text-properties fo:font-style="italic" style:text-underline-style="none" officeooo:rsid="00154cb7" style:font-style-asian="italic" style:font-style-complex="italic"/>
    </style:style>
    <style:style style:name="T21" style:family="text">
      <style:text-properties fo:font-style="italic" style:text-underline-style="none" officeooo:rsid="001bf862"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text:span text:style-name="T3">Isaac Asimov posited Three Laws of Robotics to keep robots from hurting humans.</text:span></text:p>
      <text:p text:style-name="P6"><text:span text:style-name="T4"/></text:p>
      <text:p text:style-name="P6"><text:span text:style-name="T3">Social suite, a set of consepts such as love, friendship, cooperation and teaching, didn't change even though there are many invention of technologies like internet and so on, but in case of invention of AI </text:span><text:span text:style-name="T4">made to look and behave like us</text:span><text:span text:style-name="T3">, it will change not only how we communicate with them but also how we communicate with other human beings.</text:span></text:p>
      <text:p text:style-name="P6"><text:span text:style-name="T3"/></text:p>
      <text:p text:style-name="P5">The author<text:span text:style-name="T12">(Nicholas A. Christakis)</text:span> did a experiment. In the experiment, there are two cases. In one case, robots acted making occasional errors, <text:span text:style-name="T13">stating that robots also make mistakes</text:span>. In the <text:span text:style-name="T12">control group</text:span>, robots just acted normally <text:span text:style-name="T13">(with robots which only made bland statements)</text:span>. As a result, in the former circumstance, people got more <text:span text:style-name="T13">relaxed about their mistakes</text:span> and conversational than the latter case.</text:p>
      <text:p text:style-name="P5"><text:span text:style-name="T3"/></text:p>
      <text:p text:style-name="P1">In another, virtual experiment, the author divided 4,000 human subjects into groups of about 20, and assigned each individual “friends” within the group; these friendships formed a social network. The task assigned to the group was each person had to choose one of three colors, but no individual’s color could match that of his or her assigned friends within the social network. Unknown to them, some groups contained a few bots that have the same setting as the previous experiment. Like the previous experiment, the groups that have said bots outperformed those who don’t have one. What’s more, the effect also affect the group that are <text:span text:style-name="T14">n</text:span>ot directly connected to the bots but at not at the <text:span text:style-name="T14">same </text:span>degree. <text:span text:style-name="T15">Bots help humans help themselves.</text:span></text:p>
      <text:p text:style-name="P1"/>
      <text:p text:style-name="P2"><text:span text:style-name="T5">Hybrid systems (systems with human and robot social interactions), with appropriate AIs humans improve relating to each other. </text:span><text:span text:style-name="T3">To back this, the political scientist Kevin Munger directed specific kinds of bots to remind people who send racist remarks to other people in the Internet that they are humans too, </text:span><text:span text:style-name="T6">which </text:span><text:span text:style-name="T3">lead </text:span><text:span text:style-name="T6">to a </text:span><text:span text:style-name="T3">decline in usage of racist speech.</text:span></text:p>
      <text:p text:style-name="P2"><text:span text:style-name="T3"/></text:p>
      <text:p text:style-name="P2"><text:span text:style-name="T17">Contrary to these the experiments, they can also make people less productive and less ethical. [</text:span><text:span text:style-name="T20">In a experiment with selfish robots, where the humans were given money in a game where if they donate the money to their neighbor the money donated will be doubled. Humans were cooperating and donating to their neighbors till the selfish robots stopped to donate, in turn <text:s/>humans also stopped donating as well.</text:span><text:span text:style-name="T21">]</text:span><text:span text:style-name="T17"> </text:span><text:span text:style-name="T7">The notion of selflessness and sacrificial nature for the community easily broke down by the interjection of robots </text:span><text:span text:style-name="T8">is concerning. </text:span></text:p>
      <text:p text:style-name="P2"><text:span text:style-name="T8"/></text:p>
      <text:p text:style-name="P3"><text:span text:style-name="T8">There’s already real life example which is 5.7 million Twitter users in the run-up to the 2016 US presidential election trolling and malicious Russian accounts-including ones operated by bots-were regularly retweeted in a similar manner to other, unmalicious accounts, influencing conservative users particularly. </text:span><text:span text:style-name="T9">Bots took advantage of social suites like teaching and cooperation to affect people indirectly polarizing the country’s electorate.</text:span></text:p>
      <text:p text:style-name="P3"><text:span text:style-name="T9"/></text:p>
      <text:p text:style-name="P4"><text:span text:style-name="T10">There are other social effects of simple types of AI such as children bark rude comments at digital </text:span><text:span text:style-name="T11">assistants</text:span><text:span text:style-name="T10"> such Alexa and Siri, that can make the children treat other people the same, or that kids’ relationships with artificially intelligent machines will interfere with, or even preempt, human relationships. MIT expert Sherry Turkle told The Atlantic’s Alexis C. Madrigal recently that children with AI interactions might not be able to acquire empathic connections.</text:span></text:p>
      <text:p text:style-name="P4"><text:span text:style-name="T10"/></text:p>
      <text:p text:style-name="P4"><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2:25:47.940508477</meta:creation-date>
    <dc:date>2019-06-27T12:51:58.170190327</dc:date>
    <meta:editing-duration>PT3M17S</meta:editing-duration>
    <meta:editing-cycles>1</meta:editing-cycles>
    <meta:document-statistic meta:table-count="0" meta:image-count="0" meta:object-count="0" meta:page-count="1" meta:paragraph-count="8" meta:word-count="542" meta:character-count="3386" meta:non-whitespace-character-count="2850"/>
    <meta:generator>LibreOffice/6.0.7.3$Linux_X86_64 LibreOffice_project/00m0$Build-3</meta:generator>
  </office:meta>
</office:document-meta>
</file>